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 style:list-style-name="L2">
      <style:paragraph-properties fo:text-align="start" style:justify-single-word="false"/>
    </style:style>
    <style:style style:name="P4" style:family="paragraph" style:parent-style-name="Standard" style:list-style-name="L3">
      <style:paragraph-properties fo:text-align="start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7346924675286802" text:style-name="L1">
        <text:list-item>
          <text:p text:style-name="P2">¿Que se logro hacer durante esta semana?</text:p>
          <text:p text:style-name="P2"/>
        </text:list-item>
      </text:list>
      <text:p text:style-name="P1"><text:tab/>Durante esta semana logramos cumplir las siguientes tareas :</text:p>
      <text:list xml:id="list8182764767709375673" text:style-name="L2">
        <text:list-item>
          <text:p text:style-name="P3">Realizamos el diagrama de clases del videojuego del laberinto, asi como tambien diagramamos el flujo de trabajo entre Blockly y nuestras Apps</text:p>
        </text:list-item>
        <text:list-item>
          <text:p text:style-name="P3">Ajustamos la planificacion del proyecto a la estimacion realizada la semana pasada</text:p>
        </text:list-item>
        <text:list-item>
          <text:p text:style-name="P3">Realizamos el documento de viabilidad, explicitando el por que es viable el desarrollo de este proyecto</text:p>
        </text:list-item>
        <text:list-item>
          <text:p text:style-name="P3">Concluimos el documento de Requisitos, combinando requisitos funcionales y de interfaz</text:p>
        </text:list-item>
      </text:list>
      <text:p text:style-name="P1"/>
      <text:list xml:id="list21416855" text:continue-list="list287346924675286802" text:style-name="L1">
        <text:list-item>
          <text:p text:style-name="P2">¿Que dificultades tuvieron?</text:p>
        </text:list-item>
      </text:list>
      <text:p text:style-name="P1"><text:tab/></text:p>
      <text:p text:style-name="P1"><text:tab/>La mayor dificultad que tuvimos esta semana fueron complicaciones de tiempo, lo cual nos <text:tab/>limito bastante al momento de progresar en esta semana.</text:p>
      <text:p text:style-name="P1"/>
      <text:list xml:id="list21404023" text:continue-numbering="true" text:style-name="L1">
        <text:list-item>
          <text:p text:style-name="P2">¿Que planifican hacer la proxima semana?</text:p>
        </text:list-item>
      </text:list>
      <text:p text:style-name="P1"><text:tab/></text:p>
      <text:p text:style-name="P1"><text:tab/>La proxima semana tenemos planeado concluir con la etapa de diseño para poder comenzar <text:tab/>a desarrollar la otra semana</text:p>
      <text:list xml:id="list694312228666169549" text:style-name="L3">
        <text:list-header>
          <text:p text:style-name="P4"/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ín Rios</meta:initial-creator>
    <meta:creation-date>2018-09-10T22:16:59.82</meta:creation-date>
    <dc:date>2018-09-18T01:20:50.24</dc:date>
    <dc:creator>Martín Rios</dc:creator>
    <meta:editing-duration>PT32M19S</meta:editing-duration>
    <meta:editing-cycles>3</meta:editing-cycles>
    <meta:generator>OpenOffice/4.0.1$Win32 OpenOffice.org_project/401m5$Build-9714</meta:generator>
    <meta:document-statistic meta:table-count="0" meta:image-count="0" meta:object-count="0" meta:page-count="1" meta:paragraph-count="12" meta:word-count="135" meta:character-count="855"/>
  </office:meta>
</office:document-meta>
</file>